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rrorsMethodArgumentResolverTests.resolveWithCustomModelAttributeNameConfiguredViaName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o.Foo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sMethodArgumentResolverTests.handleWithCustomModelAttributeNameViaNameAttribute( @ ModelAttribute ( name = "custom" ) Foo foo , Errors err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rrorsMethodArgumentResolverTests.createBindingResult( Foo targe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rrorsMethodArgumentResolverTests.resolveWithMonoAndCustomModelAttributeNameConfiguredViaValue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rrorsMethodArgumentResolverTests.sup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rrorsMethodArgumentResolverTests.resolveWithCustomModelAttributeNameConfiguredViaValue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rrorsMethodArgumentResolverTests.resolveWithMonoOnBindingResultAndModel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rrorsMethodArgumentResolverTests.resolveWithMo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rrorsMethodArgumentResolverTests.resolveWithBindingResult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rrorsMethodArgumentResolverTests.handle( @ ModelAttribute Foo foo , Errors errors , @ ModelAttribute Mono &lt; Foo &gt; fooMono , BindingResult bindingResult , Mono &lt; Errors &gt; errorsMono ,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rrorsMethodArgumentResolverTests.handleWithCustomModelAttributeNameViaValueAttribute( @ ModelAttribute ( "custom" ) Foo foo , Errors err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sMethodArgumentResolverTests.resolveWithInferredModelAttribut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